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4" calcext:value-type="float">
            <text:p>4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.00.0000</text:date>, <text:time style:data-style-name="N2" text:time-value="23:04:12.5460794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8-31T17:00:20.940202670</dc:date>
    <meta:editing-duration>P64DT6H50M50S</meta:editing-duration>
    <meta:editing-cycles>312</meta:editing-cycles>
    <meta:document-statistic meta:table-count="4" meta:cell-count="345" meta:object-count="0"/>
  </office:meta>
</office:document-meta>
</file>